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5.31pt"/>
    </style:style>
    <style:style style:name="co2" style:family="table-column">
      <style:table-column-properties fo:break-before="auto" style:column-width="125.01pt"/>
    </style:style>
    <style:style style:name="co3" style:family="table-column">
      <style:table-column-properties fo:break-before="auto" style:column-width="116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66.34pt"/>
    </style:style>
    <style:style style:name="co6" style:family="table-column">
      <style:table-column-properties fo:break-before="auto" style:column-width="134.31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5.91pt"/>
    </style:style>
    <style:style style:name="co10" style:family="table-column">
      <style:table-column-properties fo:break-before="auto" style:column-width="127.84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113.36pt"/>
    </style:style>
    <style:style style:name="co13" style:family="table-column">
      <style:table-column-properties fo:break-before="auto" style:column-width="144.34pt"/>
    </style:style>
    <style:style style:name="co14" style:family="table-column">
      <style:table-column-properties fo:break-before="auto" style:column-width="47pt"/>
    </style:style>
    <style:style style:name="co15" style:family="table-column">
      <style:table-column-properties fo:break-before="auto" style:column-width="131.44pt"/>
    </style:style>
    <style:style style:name="co16" style:family="table-column">
      <style:table-column-properties fo:break-before="auto" style:column-width="24.09pt"/>
    </style:style>
    <style:style style:name="co17" style:family="table-column">
      <style:table-column-properties fo:break-before="auto" style:column-width="50.66pt"/>
    </style:style>
    <style:style style:name="co18" style:family="table-column">
      <style:table-column-properties fo:break-before="auto" style:column-width="50.94pt"/>
    </style:style>
    <style:style style:name="co19" style:family="table-column">
      <style:table-column-properties fo:break-before="auto" style:column-width="87.19pt"/>
    </style:style>
    <style:style style:name="co20" style:family="table-column">
      <style:table-column-properties fo:break-before="auto" style:column-width="17.74pt"/>
    </style:style>
    <style:style style:name="co21" style:family="table-column">
      <style:table-column-properties fo:break-before="auto" style:column-width="21.71pt"/>
    </style:style>
    <style:style style:name="co22" style:family="table-column">
      <style:table-column-properties fo:break-before="auto" style:column-width="13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 fo:font-weight="bold" style:font-weight-asian="bold" style:font-weight-complex="bold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6666ff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fo:color="#ff00ff"/>
    </style:style>
    <style:style style:name="ce9" style:family="table-cell" style:parent-style-name="Default">
      <style:text-properties fo:color="#ff00ff"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 NOT run by group co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 by group cod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Projected</text:p>
          </table:table-cell>
          <table:table-cell table:style-name="ce2" office:value-type="string" calcext:value-type="string">
            <text:p>Projected vs adjusted</text:p>
          </table:table-cell>
          <table:table-cell table:style-name="ce2" office:value-type="string" calcext:value-type="string">
            <text:p>Actual</text:p>
          </table:table-cell>
          <table:table-cell/>
          <table:table-cell table:style-name="ce2" office:value-type="string" calcext:value-type="string">
            <text:p>WEB</text:p>
          </table:table-cell>
          <table:table-cell table:style-name="ce2" office:value-type="string" calcext:value-type="string">
            <text:p>PDF</text:p>
          </table:table-cell>
          <table:table-cell table:style-name="ce2" office:value-type="string" calcext:value-type="string">
            <text:p>CSV</text:p>
          </table:table-cell>
          <table:table-cell table:style-name="ce2"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ll</text:p>
          </table:table-cell>
          <table:table-cell/>
        </table:table-row>
        <table:table-row table:style-name="ro1" table:number-rows-repeated="9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A</text:p>
          </table:table-cell>
          <table:table-cell table:style-name="ce5" office:value-type="string" calcext:value-type="string">
            <text:p>User goes to Real Time Cash</text:p>
          </table:table-cell>
          <table:table-cell office:value-type="string" calcext:value-type="string">
            <text:p>clicks do not run by group code</text:p>
          </table:table-cell>
          <table:table-cell table:number-columns-repeated="2"/>
          <table:table-cell office:value-type="string" calcext:value-type="string">
            <text:p>User choose account/s</text:p>
          </table:table-cell>
          <table:table-cell/>
          <table:table-cell office:value-type="string" calcext:value-type="string">
            <text:p>and choose substat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B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C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D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F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G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H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All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A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B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C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D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F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G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H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All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A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B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C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D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F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G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H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All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A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B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C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D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F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G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H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All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All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All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All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All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All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PDF</text:p>
          </table:table-cell>
          <table:table-cell table:style-name="ce4" office:value-type="string" calcext:value-type="string">
            <text:p>All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CSV</text:p>
          </table:table-cell>
          <table:table-cell table:style-name="ce4" office:value-type="string" calcext:value-type="string">
            <text:p>All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UB</text:p>
          </table:table-cell>
          <table:table-cell table:style-name="ce4" office:value-type="string" calcext:value-type="string">
            <text:p>All</text:p>
          </table:table-cell>
          <table:table-cell table:number-columns-repeated="7"/>
        </table:table-row>
        <table:table-row table:style-name="ro1" table:number-rows-repeated="10484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ce9"/>
        <table:table-column table:style-name="co18" table:default-cell-style-name="Default"/>
        <table:table-column table:style-name="co19" table:default-cell-style-name="ce9"/>
        <table:table-column table:style-name="co20" table:default-cell-style-name="ce10"/>
        <table:table-column table:style-name="co4" table:default-cell-style-name="Default"/>
        <table:table-column table:style-name="co21" table:default-cell-style-name="ce8"/>
        <table:table-column table:style-name="co22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ableX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ableY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UBMIT button</text:p>
          </table:table-cell>
          <table:table-cell table:number-columns-repeated="19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name of app</text:p>
          </table:table-cell>
          <table:table-cell table:style-name="ce2"/>
          <table:table-cell table:number-columns-repeated="2"/>
          <table:table-cell table:style-name="ce2" table:number-columns-repeated="3"/>
          <table:table-cell table:style-name="ce9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is displayed in last column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UBMIT button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DF button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s displayed in PDF report</text:p>
          </table:table-cell>
          <table:table-cell table:number-columns-repeated="19"/>
        </table:table-row>
        <table:table-row table:style-name="ro1" table:number-rows-repeated="13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23]" office:value-type="string" office:string-value="Projected" calcext:value-type="string">
            <text:p>Projec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23]" office:value-type="string" office:string-value="A" calcext:value-type="string">
            <text:p>A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7]" office:value-type="string" office:string-value="SUBMIT button" calcext:value-type="string">
            <text:p>SUBMIT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23]" office:value-type="string" office:string-value="A" calcext:value-type="string">
            <text:p>A</text:p>
          </table:table-cell>
          <table:table-cell table:formula="of:=[.C$6]" office:value-type="string" office:string-value="is displayed in last column" calcext:value-type="string">
            <text:p>is displayed in last colum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24]" office:value-type="string" office:string-value="Projected" calcext:value-type="string">
            <text:p>Projec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24]" office:value-type="string" office:string-value="B" calcext:value-type="string">
            <text:p>B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7]" office:value-type="string" office:string-value="SUBMIT button" calcext:value-type="string">
            <text:p>SUBMIT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24]" office:value-type="string" office:string-value="B" calcext:value-type="string">
            <text:p>B</text:p>
          </table:table-cell>
          <table:table-cell table:formula="of:=[.C$6]" office:value-type="string" office:string-value="is displayed in last column" calcext:value-type="string">
            <text:p>is displayed in last colum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25]" office:value-type="string" office:string-value="Projected" calcext:value-type="string">
            <text:p>Projec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25]" office:value-type="string" office:string-value="C" calcext:value-type="string">
            <text:p>C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7]" office:value-type="string" office:string-value="SUBMIT button" calcext:value-type="string">
            <text:p>SUBMIT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25]" office:value-type="string" office:string-value="C" calcext:value-type="string">
            <text:p>C</text:p>
          </table:table-cell>
          <table:table-cell table:formula="of:=[.C$6]" office:value-type="string" office:string-value="is displayed in last column" calcext:value-type="string">
            <text:p>is displayed in last colum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26]" office:value-type="string" office:string-value="Projected" calcext:value-type="string">
            <text:p>Projec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26]" office:value-type="string" office:string-value="D" calcext:value-type="string">
            <text:p>D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7]" office:value-type="string" office:string-value="SUBMIT button" calcext:value-type="string">
            <text:p>SUBMIT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26]" office:value-type="string" office:string-value="D" calcext:value-type="string">
            <text:p>D</text:p>
          </table:table-cell>
          <table:table-cell table:formula="of:=[.C$6]" office:value-type="string" office:string-value="is displayed in last column" calcext:value-type="string">
            <text:p>is displayed in last colum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27]" office:value-type="string" office:string-value="Projected" calcext:value-type="string">
            <text:p>Projec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27]" office:value-type="string" office:string-value="E" calcext:value-type="string">
            <text:p>E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7]" office:value-type="string" office:string-value="SUBMIT button" calcext:value-type="string">
            <text:p>SUBMIT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27]" office:value-type="string" office:string-value="E" calcext:value-type="string">
            <text:p>E</text:p>
          </table:table-cell>
          <table:table-cell table:formula="of:=[.C$6]" office:value-type="string" office:string-value="is displayed in last column" calcext:value-type="string">
            <text:p>is displayed in last colum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28]" office:value-type="string" office:string-value="Projected" calcext:value-type="string">
            <text:p>Projec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28]" office:value-type="string" office:string-value="F" calcext:value-type="string">
            <text:p>F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7]" office:value-type="string" office:string-value="SUBMIT button" calcext:value-type="string">
            <text:p>SUBMIT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28]" office:value-type="string" office:string-value="F" calcext:value-type="string">
            <text:p>F</text:p>
          </table:table-cell>
          <table:table-cell table:formula="of:=[.C$6]" office:value-type="string" office:string-value="is displayed in last column" calcext:value-type="string">
            <text:p>is displayed in last colum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29]" office:value-type="string" office:string-value="Projected" calcext:value-type="string">
            <text:p>Projec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29]" office:value-type="string" office:string-value="G" calcext:value-type="string">
            <text:p>G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7]" office:value-type="string" office:string-value="SUBMIT button" calcext:value-type="string">
            <text:p>SUBMIT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29]" office:value-type="string" office:string-value="G" calcext:value-type="string">
            <text:p>G</text:p>
          </table:table-cell>
          <table:table-cell table:formula="of:=[.C$6]" office:value-type="string" office:string-value="is displayed in last column" calcext:value-type="string">
            <text:p>is displayed in last colum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30]" office:value-type="string" office:string-value="Projected" calcext:value-type="string">
            <text:p>Projec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30]" office:value-type="string" office:string-value="H" calcext:value-type="string">
            <text:p>H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7]" office:value-type="string" office:string-value="SUBMIT button" calcext:value-type="string">
            <text:p>SUBMIT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30]" office:value-type="string" office:string-value="H" calcext:value-type="string">
            <text:p>H</text:p>
          </table:table-cell>
          <table:table-cell table:formula="of:=[.C$6]" office:value-type="string" office:string-value="is displayed in last column" calcext:value-type="string">
            <text:p>is displayed in last colum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All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31]" office:value-type="string" office:string-value="Projected" calcext:value-type="string">
            <text:p>Projec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31]" office:value-type="string" office:string-value="All" calcext:value-type="string">
            <text:p>All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7]" office:value-type="string" office:string-value="SUBMIT button" calcext:value-type="string">
            <text:p>SUBMIT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31]" office:value-type="string" office:string-value="All" calcext:value-type="string">
            <text:p>All</text:p>
          </table:table-cell>
          <table:table-cell table:formula="of:=[.C$6]" office:value-type="string" office:string-value="is displayed in last column" calcext:value-type="string">
            <text:p>is displayed in last colum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32]" office:value-type="string" office:string-value="Projected" calcext:value-type="string">
            <text:p>Projec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32]" office:value-type="string" office:string-value="A" calcext:value-type="string">
            <text:p>A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8]" office:value-type="string" office:string-value="PDF button" calcext:value-type="string">
            <text:p>PDF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32]" office:value-type="string" office:string-value="A" calcext:value-type="string">
            <text:p>A</text:p>
          </table:table-cell>
          <table:table-cell table:formula="of:=[.C$9]" office:value-type="string" office:string-value="is displayed in PDF report" calcext:value-type="string">
            <text:p>is displayed in PDF repor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33]" office:value-type="string" office:string-value="Projected" calcext:value-type="string">
            <text:p>Projec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33]" office:value-type="string" office:string-value="B" calcext:value-type="string">
            <text:p>B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8]" office:value-type="string" office:string-value="PDF button" calcext:value-type="string">
            <text:p>PDF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33]" office:value-type="string" office:string-value="B" calcext:value-type="string">
            <text:p>B</text:p>
          </table:table-cell>
          <table:table-cell table:formula="of:=[.C$9]" office:value-type="string" office:string-value="is displayed in PDF report" calcext:value-type="string">
            <text:p>is displayed in PDF repor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34]" office:value-type="string" office:string-value="Projected" calcext:value-type="string">
            <text:p>Projec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34]" office:value-type="string" office:string-value="C" calcext:value-type="string">
            <text:p>C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8]" office:value-type="string" office:string-value="PDF button" calcext:value-type="string">
            <text:p>PDF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34]" office:value-type="string" office:string-value="C" calcext:value-type="string">
            <text:p>C</text:p>
          </table:table-cell>
          <table:table-cell table:formula="of:=[.C$9]" office:value-type="string" office:string-value="is displayed in PDF report" calcext:value-type="string">
            <text:p>is displayed in PDF repor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35]" office:value-type="string" office:string-value="Projected" calcext:value-type="string">
            <text:p>Projec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35]" office:value-type="string" office:string-value="D" calcext:value-type="string">
            <text:p>D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8]" office:value-type="string" office:string-value="PDF button" calcext:value-type="string">
            <text:p>PDF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35]" office:value-type="string" office:string-value="D" calcext:value-type="string">
            <text:p>D</text:p>
          </table:table-cell>
          <table:table-cell table:formula="of:=[.C$9]" office:value-type="string" office:string-value="is displayed in PDF report" calcext:value-type="string">
            <text:p>is displayed in PDF repor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36]" office:value-type="string" office:string-value="Projected" calcext:value-type="string">
            <text:p>Projec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36]" office:value-type="string" office:string-value="E" calcext:value-type="string">
            <text:p>E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8]" office:value-type="string" office:string-value="PDF button" calcext:value-type="string">
            <text:p>PDF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36]" office:value-type="string" office:string-value="E" calcext:value-type="string">
            <text:p>E</text:p>
          </table:table-cell>
          <table:table-cell table:formula="of:=[.C$9]" office:value-type="string" office:string-value="is displayed in PDF report" calcext:value-type="string">
            <text:p>is displayed in PDF repor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37]" office:value-type="string" office:string-value="Projected" calcext:value-type="string">
            <text:p>Projec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37]" office:value-type="string" office:string-value="F" calcext:value-type="string">
            <text:p>F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8]" office:value-type="string" office:string-value="PDF button" calcext:value-type="string">
            <text:p>PDF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37]" office:value-type="string" office:string-value="F" calcext:value-type="string">
            <text:p>F</text:p>
          </table:table-cell>
          <table:table-cell table:formula="of:=[.C$9]" office:value-type="string" office:string-value="is displayed in PDF report" calcext:value-type="string">
            <text:p>is displayed in PDF repor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38]" office:value-type="string" office:string-value="Projected" calcext:value-type="string">
            <text:p>Projec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38]" office:value-type="string" office:string-value="G" calcext:value-type="string">
            <text:p>G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8]" office:value-type="string" office:string-value="PDF button" calcext:value-type="string">
            <text:p>PDF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38]" office:value-type="string" office:string-value="G" calcext:value-type="string">
            <text:p>G</text:p>
          </table:table-cell>
          <table:table-cell table:formula="of:=[.C$9]" office:value-type="string" office:string-value="is displayed in PDF report" calcext:value-type="string">
            <text:p>is displayed in PDF repor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39]" office:value-type="string" office:string-value="Projected" calcext:value-type="string">
            <text:p>Projec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39]" office:value-type="string" office:string-value="H" calcext:value-type="string">
            <text:p>H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8]" office:value-type="string" office:string-value="PDF button" calcext:value-type="string">
            <text:p>PDF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39]" office:value-type="string" office:string-value="H" calcext:value-type="string">
            <text:p>H</text:p>
          </table:table-cell>
          <table:table-cell table:formula="of:=[.C$9]" office:value-type="string" office:string-value="is displayed in PDF report" calcext:value-type="string">
            <text:p>is displayed in PDF repor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All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40]" office:value-type="string" office:string-value="Projected" calcext:value-type="string">
            <text:p>Projec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40]" office:value-type="string" office:string-value="All" calcext:value-type="string">
            <text:p>All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8]" office:value-type="string" office:string-value="PDF button" calcext:value-type="string">
            <text:p>PDF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40]" office:value-type="string" office:string-value="All" calcext:value-type="string">
            <text:p>All</text:p>
          </table:table-cell>
          <table:table-cell table:formula="of:=[.C$9]" office:value-type="string" office:string-value="is displayed in PDF report" calcext:value-type="string">
            <text:p>is displayed in PDF repor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A</text:p>
          </table:table-cell>
          <table:table-cell table:style-name="ce5"/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B</text:p>
          </table:table-cell>
          <table:table-cell table:style-name="ce5"/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C</text:p>
          </table:table-cell>
          <table:table-cell table:style-name="ce5"/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D</text:p>
          </table:table-cell>
          <table:table-cell table:style-name="ce5"/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E</text:p>
          </table:table-cell>
          <table:table-cell table:style-name="ce5"/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F</text:p>
          </table:table-cell>
          <table:table-cell table:style-name="ce5"/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G</text:p>
          </table:table-cell>
          <table:table-cell table:style-name="ce5"/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H</text:p>
          </table:table-cell>
          <table:table-cell table:style-name="ce5"/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All</text:p>
          </table:table-cell>
          <table:table-cell table:style-name="ce5"/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A</text:p>
          </table:table-cell>
          <table:table-cell table:style-name="ce5"/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B</text:p>
          </table:table-cell>
          <table:table-cell table:style-name="ce5"/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C</text:p>
          </table:table-cell>
          <table:table-cell table:style-name="ce5"/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D</text:p>
          </table:table-cell>
          <table:table-cell table:style-name="ce5"/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E</text:p>
          </table:table-cell>
          <table:table-cell table:style-name="ce5"/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F</text:p>
          </table:table-cell>
          <table:table-cell table:style-name="ce5"/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G</text:p>
          </table:table-cell>
          <table:table-cell table:style-name="ce5"/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H</text:p>
          </table:table-cell>
          <table:table-cell table:style-name="ce5"/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Projected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All</text:p>
          </table:table-cell>
          <table:table-cell table:style-name="ce5"/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59]" office:value-type="string" office:string-value="Projected vs adjusted" calcext:value-type="string">
            <text:p>Projected vs adjus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59]" office:value-type="string" office:string-value="A" calcext:value-type="string">
            <text:p>A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7]" office:value-type="string" office:string-value="SUBMIT button" calcext:value-type="string">
            <text:p>SUBMIT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59]" office:value-type="string" office:string-value="A" calcext:value-type="string">
            <text:p>A</text:p>
          </table:table-cell>
          <table:table-cell table:style-name="ce11" table:formula="of:=[.C$6]" office:value-type="string" office:string-value="is displayed in last column" calcext:value-type="string">
            <text:p>is displayed in last colum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60]" office:value-type="string" office:string-value="Projected vs adjusted" calcext:value-type="string">
            <text:p>Projected vs adjus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60]" office:value-type="string" office:string-value="B" calcext:value-type="string">
            <text:p>B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7]" office:value-type="string" office:string-value="SUBMIT button" calcext:value-type="string">
            <text:p>SUBMIT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60]" office:value-type="string" office:string-value="B" calcext:value-type="string">
            <text:p>B</text:p>
          </table:table-cell>
          <table:table-cell table:style-name="ce11" table:formula="of:=[.C$6]" office:value-type="string" office:string-value="is displayed in last column" calcext:value-type="string">
            <text:p>is displayed in last colum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61]" office:value-type="string" office:string-value="Projected vs adjusted" calcext:value-type="string">
            <text:p>Projected vs adjus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61]" office:value-type="string" office:string-value="C" calcext:value-type="string">
            <text:p>C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7]" office:value-type="string" office:string-value="SUBMIT button" calcext:value-type="string">
            <text:p>SUBMIT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61]" office:value-type="string" office:string-value="C" calcext:value-type="string">
            <text:p>C</text:p>
          </table:table-cell>
          <table:table-cell table:style-name="ce11" table:formula="of:=[.C$6]" office:value-type="string" office:string-value="is displayed in last column" calcext:value-type="string">
            <text:p>is displayed in last colum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62]" office:value-type="string" office:string-value="Projected vs adjusted" calcext:value-type="string">
            <text:p>Projected vs adjus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62]" office:value-type="string" office:string-value="D" calcext:value-type="string">
            <text:p>D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7]" office:value-type="string" office:string-value="SUBMIT button" calcext:value-type="string">
            <text:p>SUBMIT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62]" office:value-type="string" office:string-value="D" calcext:value-type="string">
            <text:p>D</text:p>
          </table:table-cell>
          <table:table-cell table:style-name="ce11" table:formula="of:=[.C$6]" office:value-type="string" office:string-value="is displayed in last column" calcext:value-type="string">
            <text:p>is displayed in last colum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63]" office:value-type="string" office:string-value="Projected vs adjusted" calcext:value-type="string">
            <text:p>Projected vs adjus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63]" office:value-type="string" office:string-value="E" calcext:value-type="string">
            <text:p>E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7]" office:value-type="string" office:string-value="SUBMIT button" calcext:value-type="string">
            <text:p>SUBMIT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63]" office:value-type="string" office:string-value="E" calcext:value-type="string">
            <text:p>E</text:p>
          </table:table-cell>
          <table:table-cell table:style-name="ce11" table:formula="of:=[.C$6]" office:value-type="string" office:string-value="is displayed in last column" calcext:value-type="string">
            <text:p>is displayed in last colum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64]" office:value-type="string" office:string-value="Projected vs adjusted" calcext:value-type="string">
            <text:p>Projected vs adjus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64]" office:value-type="string" office:string-value="F" calcext:value-type="string">
            <text:p>F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7]" office:value-type="string" office:string-value="SUBMIT button" calcext:value-type="string">
            <text:p>SUBMIT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64]" office:value-type="string" office:string-value="F" calcext:value-type="string">
            <text:p>F</text:p>
          </table:table-cell>
          <table:table-cell table:style-name="ce11" table:formula="of:=[.C$6]" office:value-type="string" office:string-value="is displayed in last column" calcext:value-type="string">
            <text:p>is displayed in last colum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65]" office:value-type="string" office:string-value="Projected vs adjusted" calcext:value-type="string">
            <text:p>Projected vs adjus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65]" office:value-type="string" office:string-value="G" calcext:value-type="string">
            <text:p>G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7]" office:value-type="string" office:string-value="SUBMIT button" calcext:value-type="string">
            <text:p>SUBMIT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65]" office:value-type="string" office:string-value="G" calcext:value-type="string">
            <text:p>G</text:p>
          </table:table-cell>
          <table:table-cell table:style-name="ce11" table:formula="of:=[.C$6]" office:value-type="string" office:string-value="is displayed in last column" calcext:value-type="string">
            <text:p>is displayed in last colum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66]" office:value-type="string" office:string-value="Projected vs adjusted" calcext:value-type="string">
            <text:p>Projected vs adjus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66]" office:value-type="string" office:string-value="H" calcext:value-type="string">
            <text:p>H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7]" office:value-type="string" office:string-value="SUBMIT button" calcext:value-type="string">
            <text:p>SUBMIT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66]" office:value-type="string" office:string-value="H" calcext:value-type="string">
            <text:p>H</text:p>
          </table:table-cell>
          <table:table-cell table:style-name="ce11" table:formula="of:=[.C$6]" office:value-type="string" office:string-value="is displayed in last column" calcext:value-type="string">
            <text:p>is displayed in last colum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All</text:p>
          </table:table-cell>
          <table:table-cell table:style-name="ce7" office:value-type="string" calcext:value-type="string">
            <text:p>User goes to </text:p>
          </table:table-cell>
          <table:table-cell table:formula="of:=[.C$5]" office:value-type="string" office:string-value="name of app" calcext:value-type="string">
            <text:p>name of app</text:p>
          </table:table-cell>
          <table:table-cell office:value-type="string" calcext:value-type="string">
            <text:p>,clicks do NOT run by group code</text:p>
          </table:table-cell>
          <table:table-cell office:value-type="string" calcext:value-type="string">
            <text:p>and choose account/s</text:p>
          </table:table-cell>
          <table:table-cell office:value-type="string" calcext:value-type="string">
            <text:p>then choose </text:p>
          </table:table-cell>
          <table:table-cell table:formula="of:=[.B67]" office:value-type="string" office:string-value="Projected vs adjusted" calcext:value-type="string">
            <text:p>Projected vs adjusted</text:p>
          </table:table-cell>
          <table:table-cell office:value-type="string" calcext:value-type="string">
            <text:p>and choose <text:s/>FXCLS in table</text:p>
          </table:table-cell>
          <table:table-cell table:formula="of:=[.C$2]" office:value-type="string" office:string-value="tableX" calcext:value-type="string">
            <text:p>tableX</text:p>
          </table:table-cell>
          <table:table-cell office:value-type="string" calcext:value-type="string">
            <text:p>then choose<text:span text:style-name="T1"> substatus</text:span></text:p>
          </table:table-cell>
          <table:table-cell table:formula="of:=[.D67]" office:value-type="string" office:string-value="All" calcext:value-type="string">
            <text:p>All</text:p>
          </table:table-cell>
          <table:table-cell office:value-type="string" calcext:value-type="string">
            <text:p>in table</text:p>
          </table:table-cell>
          <table:table-cell table:formula="of:=[.C$3]" office:value-type="string" office:string-value="tableY" calcext:value-type="string">
            <text:p>tableY</text:p>
          </table:table-cell>
          <table:table-cell office:value-type="string" calcext:value-type="string">
            <text:p>and click </text:p>
          </table:table-cell>
          <table:table-cell table:style-name="ce8" table:formula="of:=[.C$7]" office:value-type="string" office:string-value="SUBMIT button" calcext:value-type="string">
            <text:p>SUBMIT button</text:p>
          </table:table-cell>
          <table:table-cell/>
          <table:table-cell office:value-type="string" calcext:value-type="string">
            <text:p>Substatus </text:p>
          </table:table-cell>
          <table:table-cell table:formula="of:=[.D67]" office:value-type="string" office:string-value="All" calcext:value-type="string">
            <text:p>All</text:p>
          </table:table-cell>
          <table:table-cell table:style-name="ce11" table:formula="of:=[.C$6]" office:value-type="string" office:string-value="is displayed in last column" calcext:value-type="string">
            <text:p>is displayed in last colum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A</text:p>
          </table:table-cell>
          <table:table-cell table:style-name="ce7"/>
          <table:table-cell table:number-columns-repeated="12"/>
          <table:table-cell table:style-name="ce8"/>
          <table:table-cell table:number-columns-repeated="3"/>
          <table:table-cell table:style-name="ce1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C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D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F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G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H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All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C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D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F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G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H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All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C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D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F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G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H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Projected vs adjusted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All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C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D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F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G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H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WEB</text:p>
          </table:table-cell>
          <table:table-cell table:style-name="ce6" office:value-type="string" calcext:value-type="string">
            <text:p>All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C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D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F</text:p>
          </table:table-cell>
          <table:table-cell table:number-columns-repeated="18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G</text:p>
          </table:table-cell>
          <table:table-cell table:number-columns-repeated="18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H</text:p>
          </table:table-cell>
          <table:table-cell table:number-columns-repeated="1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PDF</text:p>
          </table:table-cell>
          <table:table-cell table:style-name="ce6" office:value-type="string" calcext:value-type="string">
            <text:p>All</text:p>
          </table:table-cell>
          <table:table-cell table:number-columns-repeated="18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C</text:p>
          </table:table-cell>
          <table:table-cell table:number-columns-repeated="1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D</text:p>
          </table:table-cell>
          <table:table-cell table:number-columns-repeated="1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F</text:p>
          </table:table-cell>
          <table:table-cell table:number-columns-repeated="18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G</text:p>
          </table:table-cell>
          <table:table-cell table:number-columns-repeated="18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H</text:p>
          </table:table-cell>
          <table:table-cell table:number-columns-repeated="18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CSV</text:p>
          </table:table-cell>
          <table:table-cell table:style-name="ce6" office:value-type="string" calcext:value-type="string">
            <text:p>All</text:p>
          </table:table-cell>
          <table:table-cell table:number-columns-repeated="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C</text:p>
          </table:table-cell>
          <table:table-cell table:number-columns-repeated="18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D</text:p>
          </table:table-cell>
          <table:table-cell table:number-columns-repeated="18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F</text:p>
          </table:table-cell>
          <table:table-cell table:number-columns-repeated="18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G</text:p>
          </table:table-cell>
          <table:table-cell table:number-columns-repeated="18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H</text:p>
          </table:table-cell>
          <table:table-cell table:number-columns-repeated="18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UB</text:p>
          </table:table-cell>
          <table:table-cell table:style-name="ce6" office:value-type="string" calcext:value-type="string">
            <text:p>All</text:p>
          </table:table-cell>
          <table:table-cell table:number-columns-repeated="18"/>
        </table:table-row>
        <table:table-row table:style-name="ro1" table:number-rows-repeated="1048445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3:25:06.999674946</meta:creation-date>
    <dc:date>2018-05-03T15:22:06.345696468</dc:date>
    <meta:editing-duration>PT37M52S</meta:editing-duration>
    <meta:editing-cycles>4</meta:editing-cycles>
    <meta:generator>LibreOffice/5.1.6.2$Linux_X86_64 LibreOffice_project/10m0$Build-2</meta:generator>
    <meta:document-statistic meta:table-count="2" meta:cell-count="1353" meta:object-count="0"/>
  </office:meta>
</office:document-meta>
</file>